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erif" svg:font-family="DejaVu Serif" style:font-family-generic="roman" style:font-pitch="variable" svg:panose-1="2 6 6 3 5 6 5 2 2 4"/>
    <style:font-face style:name="DejaVu Sans Mono" svg:font-family="DejaVu Sans Mono" style:font-family-generic="modern" style:font-pitch="fixed" svg:panose-1="2 11 6 9 3 8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Обычный" style:family="paragraph">
      <style:paragraph-properties fo:text-align="end" fo:margin-bottom="0in" style:line-height-at-least="0.1666in"/>
    </style:style>
    <style:style style:name="T4" style:parent-style-name="Основнойшрифтабзаца" style:family="text">
      <style:text-properties style:font-name="DejaVu Serif" style:font-name-complex="DejaVu Sans Mono" fo:font-weight="bold" style:font-weight-asian="bold" fo:font-style="italic" style:font-style-asian="italic" fo:color="#CAC4C6" fo:font-size="22pt" style:font-size-asian="22pt" style:font-size-complex="22pt" fo:language="en" fo:country="US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style:font-name="DejaVu Serif" style:font-name-complex="Courier New" fo:font-style="italic" style:font-style-asian="italic" fo:color="#FFFFFF" fo:font-size="50pt" style:font-size-asian="50pt" style:font-size-complex="50pt" fo:language="en" fo:country="US"/>
    </style:style>
    <style:style style:name="T7" style:parent-style-name="Основнойшрифтабзаца" style:family="text">
      <style:text-properties style:font-name="DejaVu Serif" style:font-name-complex="Calibri" fo:font-style="italic" style:font-style-asian="italic" fo:color="#FFFFFF" fo:font-size="50pt" style:font-size-asian="50pt" style:font-size-complex="50pt"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P11" style:parent-style-name="Обычный" style:family="paragraph">
      <style:text-properties fo:language="en" fo:country="US"/>
    </style:style>
    <style:style style:name="T12" style:parent-style-name="Основнойшрифтабзаца" style:family="text">
      <style:text-properties style:language-asian="ru" style:country-asian="RU"/>
    </style:style>
    <style:style style:name="P13" style:parent-style-name="Обычный" style:family="paragraph">
      <style:paragraph-properties fo:text-align="end" fo:margin-bottom="0in" style:line-height-at-least="0.1666in"/>
    </style:style>
    <style:style style:name="T14" style:parent-style-name="Основнойшрифтабзаца" style:family="text">
      <style:text-properties style:font-name="DejaVu Serif" style:font-name-complex="DejaVu Sans Mono" fo:font-weight="bold" style:font-weight-asian="bold" fo:font-style="italic" style:font-style-asian="italic" fo:color="#CAC4C6" fo:font-size="22pt" style:font-size-asian="22pt" style:font-size-complex="22pt" fo:language="en" fo:country="US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="DejaVu Serif" style:font-name-complex="Courier New" fo:font-style="italic" style:font-style-asian="italic" fo:color="#FFFFFF" fo:font-size="50pt" style:font-size-asian="50pt" style:font-size-complex="50pt"/>
    </style:style>
    <style:style style:name="T17" style:parent-style-name="Основнойшрифтабзаца" style:family="text">
      <style:text-properties style:font-name="DejaVu Serif" style:font-name-complex="Calibri" fo:font-style="italic" style:font-style-asian="italic" fo:color="#FFFFFF" fo:font-size="50pt" style:font-size-asian="50pt" style:font-size-complex="50pt"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  <style:style style:name="P21" style:parent-style-name="Обычный" style:family="paragraph">
      <style:text-properties fo:language="en" fo:country="US"/>
    </style:style>
    <style:style style:name="P22" style:parent-style-name="Обычный" style:family="paragraph">
      <style:text-properties fo:language="en" fo:country="US"/>
    </style:style>
    <style:style style:name="P23" style:parent-style-name="Обычный" style:family="paragraph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P25" style:parent-style-name="Обычный" style:family="paragraph">
      <style:text-properties fo:language="en" fo:country="US"/>
    </style:style>
    <style:style style:family="graphic" style:name="a1">
      <style:graphic-properties fo:wrap-option="wrap" fo:padding-top="0.07874in" fo:padding-bottom="0.07874in" fo:padding-left="0.07874in" fo:padding-right="0.07874in" draw:textarea-vertical-align="middle" draw:textarea-horizontal-align="left" style:wrap="run-through" style:run-through="foreground" draw:fill="gradient" draw:fill-gradient-name="a0" draw:stroke="none" style:horizontal-rel="paragraph" style:vertical-rel="paragraph" style:horizontal-pos="from-left" style:vertical-pos="from-top" draw:shadow="visible" draw:shadow-offset-x="0in" draw:shadow-offset-y="0.01389in" draw:shadow-color="#000000" draw:shadow-opacity="100%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7874in" fo:padding-bottom="0.07874in" fo:padding-left="0.07874in" fo:padding-right="0.07874in" draw:textarea-vertical-align="middle" draw:textarea-horizontal-align="left" style:wrap="run-through" style:run-through="foreground" draw:fill="gradient" draw:fill-gradient-name="a2" draw:stroke="none" style:horizontal-rel="paragraph" style:vertical-rel="paragraph" style:horizontal-pos="from-left" style:vertical-pos="from-top" draw:shadow="visible" draw:shadow-offset-x="0in" draw:shadow-offset-y="0.01389in" draw:shadow-color="#000000" draw:shadow-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Обычный"><text:span text:style-name="T2"><draw:custom-shape svg:x="0.12639in" svg:y="0.11458in" svg:width="5.625in" svg:height="1.49583in" draw:z-index="251665408" draw:id="id0" draw:style-name="a1" draw:name="Прямоугольник 5" text:anchor-type="paragraph"><svg:title/><svg:desc/><text:p text:style-name="P3"><text:span text:style-name="T4">SanDic</text:span></text:p><text:p text:style-name="P5"><text:span text:style-name="T6">Loading</text:span><text:span text:style-name="T7">...</text:span></text:p><draw:enhanced-geometry draw:type="non-primitive" svg:viewBox="0 0 21600 21600" draw:enhanced-path="M 0 0 L 21600 0 21600 21600 0 21600 Z N"/></draw:custom-shape></text:span></text:p>
      <text:p text:style-name="P8"/>
      <text:p text:style-name="P9"/>
      <text:p text:style-name="P10"/>
      <text:p text:style-name="P11"/>
      <text:p text:style-name="Обычный"><text:span text:style-name="T12"><draw:custom-shape svg:x="0.12431in" svg:y="0.2375in" svg:width="5.625in" svg:height="1.49583in" draw:z-index="251663360" draw:id="id1" draw:style-name="a3" draw:name="Прямоугольник 4" text:anchor-type="paragraph"><svg:title/><svg:desc/><text:p text:style-name="P13"><text:span text:style-name="T14">SanDic</text:span></text:p><text:p text:style-name="P15"><text:span text:style-name="T16">Загрузка</text:span><text:span text:style-name="T17">...</text:span></text:p><draw:enhanced-geometry draw:type="non-primitive" svg:viewBox="0 0 21600 21600" draw:enhanced-path="M 0 0 L 21600 0 21600 21600 0 21600 Z N"/></draw:custom-shap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erif" svg:font-family="DejaVu Serif" style:font-family-generic="roman" style:font-pitch="variable" svg:panose-1="2 6 6 3 5 6 5 2 2 4"/>
    <style:font-face style:name="DejaVu Sans Mono" svg:font-family="DejaVu Sans Mono" style:font-family-generic="modern" style:font-pitch="fixed" svg:panose-1="2 11 6 9 3 8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0" draw:style="linear" draw:angle="0" draw:start-color="#e6b9b8" draw:end-color="#d99694" draw:start-intensity="90%" draw:end-intensity="100%"/>
    <draw:gradient draw:name="a2" draw:style="linear" draw:angle="0" draw:start-color="#e6b9b8" draw:end-color="#d99694" draw:start-intensity="90%" draw:end-intensity="100%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Новиков Артем Геннадьевич</meta:initial-creator>
    <dc:creator>Новиков Артем Геннадьевич</dc:creator>
    <meta:creation-date>2012-09-23T14:55:00Z</meta:creation-date>
    <dc:date>2013-04-19T17:08:00Z</dc:date>
    <meta:template xlink:href="Normal.dotm" xlink:type="simple"/>
    <meta:editing-cycles>9</meta:editing-cycles>
    <meta:editing-duration>PT2640S</meta:editing-duration>
    <meta:document-statistic meta:page-count="1" meta:paragraph-count="1" meta:word-count="2" meta:character-count="16" meta:row-count="1" meta:non-whitespace-character-count="15"/>
  </office:meta>
</office:document-meta>
</file>